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81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34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0.914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956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0.87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1.196cm"/>
    </style:style>
    <style:style style:name="co13" style:family="table-column">
      <style:table-column-properties fo:break-before="auto" style:column-width="1.044cm"/>
    </style:style>
    <style:style style:name="co14" style:family="table-column">
      <style:table-column-properties fo:break-before="auto" style:column-width="1.109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1.305cm"/>
    </style:style>
    <style:style style:name="co17" style:family="table-column">
      <style:table-column-properties fo:break-before="auto" style:column-width="2.154cm"/>
    </style:style>
    <style:style style:name="co18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2.19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90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8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9" table:default-cell-style-name="ce11"/>
        <table:table-column table:style-name="co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9" table:default-cell-style-name="ce11"/>
        <table:table-column table:style-name="co13" table:default-cell-style-name="ce11"/>
        <table:table-column table:style-name="co5" table:default-cell-style-name="ce11"/>
        <table:table-column table:style-name="co6" table:default-cell-style-name="ce11"/>
        <table:table-column table:style-name="co10" table:default-cell-style-name="ce11"/>
        <table:table-column table:style-name="co8" table:default-cell-style-name="ce11"/>
        <table:table-column table:style-name="co14" table:default-cell-style-name="ce11"/>
        <table:table-column table:style-name="co9" table:default-cell-style-name="ce11"/>
        <table:table-column table:style-name="co15" table:default-cell-style-name="ce28"/>
        <table:table-column table:style-name="co16" table:default-cell-style-name="ce28"/>
        <table:table-column table:style-name="co7" table:default-cell-style-name="ce11"/>
        <table:table-column table:style-name="co17" table:default-cell-style-name="ce11"/>
        <table:table-column table:style-name="co11" table:number-columns-repeated="2" table:default-cell-style-name="ce11"/>
        <table:table-column table:style-name="co8" table:default-cell-style-name="ce11"/>
        <table:table-column table:style-name="co18" table:number-columns-repeated="224" table:default-cell-style-name="ce11"/>
        <table:table-column table:style-name="co18" table:number-columns-repeated="767" table:default-cell-style-name="Default"/>
        <table:table-row table:style-name="ro1">
          <table:table-cell table:style-name="ce1" office:value-type="string" calcext:value-type="string">
            <text:p>PROVINCIE UTRECHT VIJFDE GEDEELTE INDEELING NAAR DE KERKGENOOTSCHAPPEN</text:p>
          </table:table-cell>
          <table:table-cell table:style-name="ce12" table:number-columns-repeated="32"/>
          <table:table-cell table:style-name="ce45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4" office:value-type="string" calcext:value-type="string" table:number-columns-spanned="2" table:number-rows-spanned="3">
            <text:p>Nederduitsche Hervormd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Waalsche Hervormd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Remonstrant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Christelijke Gereformeerd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Doopsgezind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Evangelisch Luthersch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Hersteld Luthersch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Roomsch-Catholiek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Oud-Roomsch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Nederduitsche Israëliet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Portugesche Israëlieten</text:p>
          </table:table-cell>
          <table:covered-table-cell table:style-name="ce20"/>
          <table:table-cell table:style-name="ce26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0"/>
          <table:table-cell table:style-name="ce27" office:value-type="string" calcext:value-type="string" table:number-columns-spanned="2" table:number-rows-spanned="3">
            <text:p>Totaal der werkelijke bevolking</text:p>
          </table:table-cell>
          <table:covered-table-cell table:style-name="ce29"/>
          <table:table-cell table:style-name="ce32" office:value-type="string" calcext:value-type="string" table:number-columns-spanned="1" table:number-rows-spanned="4">
            <text:p>Telling</text:p>
          </table:table-cell>
          <table:table-cell table:style-name="ce38" office:value-type="string" calcext:value-type="string" table:number-columns-spanned="1" table:number-rows-spanned="4">
            <text:p>Tabel</text:p>
          </table:table-cell>
          <table:table-cell table:style-name="ce38" office:value-type="string" calcext:value-type="string" table:number-columns-spanned="1" table:number-rows-spanned="4">
            <text:p>Pagina links</text:p>
          </table:table-cell>
          <table:table-cell table:style-name="ce44" office:value-type="string" calcext:value-type="string" table:number-columns-spanned="1" table:number-rows-spanned="4">
            <text:p>Pagina rechts</text:p>
          </table:table-cell>
          <table:table-cell table:style-name="ce38" office:value-type="string" calcext:value-type="string" table:number-columns-spanned="1" table:number-rows-spanned="4">
            <text:p>Provincie</text:p>
          </table:table-cell>
          <table:table-cell table:style-name="ce46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number-columns-repeated="24" table:style-name="ce21"/>
          <table:covered-table-cell table:style-name="ce30"/>
          <table:covered-table-cell table:style-name="ce33"/>
          <table:covered-table-cell table:number-columns-repeated="4" table:style-name="ce39"/>
          <table:covered-table-cell table:style-name="ce47"/>
          <table:table-cell table:number-columns-repeated="990"/>
        </table:table-row>
        <table:table-row table:style-name="ro4">
          <table:covered-table-cell table:style-name="ce4"/>
          <table:table-cell table:style-name="ce13"/>
          <table:covered-table-cell table:style-name="ce15"/>
          <table:covered-table-cell table:number-columns-repeated="24" table:style-name="ce21"/>
          <table:covered-table-cell table:style-name="ce30"/>
          <table:covered-table-cell table:style-name="ce33"/>
          <table:covered-table-cell table:number-columns-repeated="4" table:style-name="ce39"/>
          <table:covered-table-cell table:style-name="ce47"/>
          <table:table-cell table:number-columns-repeated="990"/>
        </table:table-row>
        <table:table-row table:style-name="ro1">
          <table:covered-table-cell table:style-name="ce5"/>
          <table:table-cell table:style-name="ce13"/>
          <table:table-cell table:style-name="ce16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covered-table-cell table:style-name="ce34"/>
          <table:covered-table-cell table:number-columns-repeated="4" table:style-name="ce40"/>
          <table:covered-table-cell table:style-name="ce48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5">
          <table:table-cell table:style-name="ce7" office:value-type="string" calcext:value-type="string">
            <text:p>Voornaamste gemeenten</text:p>
          </table:table-cell>
          <table:table-cell table:style-name="ce6"/>
          <table:table-cell table:style-name="ce17"/>
          <table:table-cell table:style-name="ce23" table:number-columns-repeated="25"/>
          <table:table-cell table:style-name="ce35" office:value-type="string" calcext:value-type="string">
            <text:p>VT</text:p>
          </table:table-cell>
          <table:table-cell table:style-name="ce41" office:value-type="string" calcext:value-type="string">
            <text:p>1879_7_H5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string" calcext:value-type="string">
            <text:p>UT</text:p>
          </table:table-cell>
          <table:table-cell table:style-name="ce49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6"/>
          <table:table-cell table:style-name="ce18" office:value-type="float" office:value="3206" calcext:value-type="float">
            <text:p>3206</text:p>
          </table:table-cell>
          <table:table-cell table:style-name="ce24" office:value-type="float" office:value="3426" calcext:value-type="float">
            <text:p>34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706" calcext:value-type="float">
            <text:p>2706</text:p>
          </table:table-cell>
          <table:table-cell table:style-name="ce24" office:value-type="float" office:value="3004" calcext:value-type="float">
            <text:p>3004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234" calcext:value-type="float">
            <text:p>23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formula="of:=SUM([.C9]+[.E9]+[.G9]+[.I9]+[.K9]+[.M9]+[.O9]+[.Q9]+[.S9]+[.U9]+[.W9]+[.Y9])" office:value-type="float" office:value="6577" calcext:value-type="float">
            <text:p>6577</text:p>
          </table:table-cell>
          <table:table-cell table:style-name="ce24" table:formula="of:=SUM([.D9]+[.F9]+[.H9]+[.J9]+[.L9]+[.N9]+[.P9]+[.R9]+[.T9]+[.V9]+[.X9]+[.Z9])" office:value-type="float" office:value="7127" calcext:value-type="float">
            <text:p>7127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6"/>
          <table:table-cell table:style-name="ce18" office:value-type="float" office:value="17638" calcext:value-type="float">
            <text:p>17638</text:p>
          </table:table-cell>
          <table:table-cell table:style-name="ce24" office:value-type="float" office:value="20592" calcext:value-type="float">
            <text:p>20592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841" calcext:value-type="float">
            <text:p>8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537" calcext:value-type="float">
            <text:p>11537</text:p>
          </table:table-cell>
          <table:table-cell table:style-name="ce24" office:value-type="float" office:value="12727" calcext:value-type="float">
            <text:p>12727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table:formula="of:=SUM([.C10]+[.E10]+[.G10]+[.I10]+[.K10]+[.M10]+[.O10]+[.Q10]+[.S10]+[.U10]+[.W10]+[.Y10])" office:value-type="float" office:value="31668" calcext:value-type="float">
            <text:p>31668</text:p>
          </table:table-cell>
          <table:table-cell table:style-name="ce24" table:formula="of:=SUM([.D10]+[.F10]+[.H10]+[.J10]+[.L10]+[.N10]+[.P10]+[.R10]+[.T10]+[.V10]+[.X10]+[.Z10])" office:value-type="float" office:value="35965" calcext:value-type="float">
            <text:p>35965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 table:style-name="ce6"/>
          <table:table-cell table:style-name="ce18" table:formula="of:=SUM([.C9:.C10])" office:value-type="float" office:value="20844" calcext:value-type="float">
            <text:p>20844</text:p>
          </table:table-cell>
          <table:table-cell table:style-name="ce24" table:formula="of:=SUM([.D9:.D10])" office:value-type="float" office:value="24018" calcext:value-type="float">
            <text:p>24018</text:p>
          </table:table-cell>
          <table:table-cell table:style-name="ce24" table:formula="of:=SUM([.E9:.E10])" office:value-type="float" office:value="246" calcext:value-type="float">
            <text:p>246</text:p>
          </table:table-cell>
          <table:table-cell table:style-name="ce24" table:formula="of:=SUM([.F9:.F10])" office:value-type="float" office:value="247" calcext:value-type="float">
            <text:p>247</text:p>
          </table:table-cell>
          <table:table-cell table:style-name="ce24" table:formula="of:=SUM([.G9:.G10])" office:value-type="float" office:value="169" calcext:value-type="float">
            <text:p>169</text:p>
          </table:table-cell>
          <table:table-cell table:style-name="ce24" table:formula="of:=SUM([.H9:.H10])" office:value-type="float" office:value="189" calcext:value-type="float">
            <text:p>189</text:p>
          </table:table-cell>
          <table:table-cell table:style-name="ce24" table:formula="of:=SUM([.I9:.I10])" office:value-type="float" office:value="198" calcext:value-type="float">
            <text:p>198</text:p>
          </table:table-cell>
          <table:table-cell table:style-name="ce24" table:formula="of:=SUM([.J9:.J10])" office:value-type="float" office:value="259" calcext:value-type="float">
            <text:p>259</text:p>
          </table:table-cell>
          <table:table-cell table:style-name="ce24" table:formula="of:=SUM([.K9:.K10])" office:value-type="float" office:value="173" calcext:value-type="float">
            <text:p>173</text:p>
          </table:table-cell>
          <table:table-cell table:style-name="ce24" table:formula="of:=SUM([.L9:.L10])" office:value-type="float" office:value="217" calcext:value-type="float">
            <text:p>217</text:p>
          </table:table-cell>
          <table:table-cell table:style-name="ce24" table:formula="of:=SUM([.M9:.M10])" office:value-type="float" office:value="944" calcext:value-type="float">
            <text:p>944</text:p>
          </table:table-cell>
          <table:table-cell table:style-name="ce24" table:formula="of:=SUM([.N9:.N10])" office:value-type="float" office:value="973" calcext:value-type="float">
            <text:p>973</text:p>
          </table:table-cell>
          <table:table-cell table:style-name="ce24" table:formula="of:=SUM([.O9:.O10])" office:value-type="float" office:value="25" calcext:value-type="float">
            <text:p>25</text:p>
          </table:table-cell>
          <table:table-cell table:style-name="ce24" table:formula="of:=SUM([.P9:.P10])" office:value-type="float" office:value="27" calcext:value-type="float">
            <text:p>27</text:p>
          </table:table-cell>
          <table:table-cell table:style-name="ce24" table:formula="of:=SUM([.Q9:.Q10])" office:value-type="float" office:value="14243" calcext:value-type="float">
            <text:p>14243</text:p>
          </table:table-cell>
          <table:table-cell table:style-name="ce24" table:formula="of:=SUM([.R9:.R10])" office:value-type="float" office:value="15731" calcext:value-type="float">
            <text:p>15731</text:p>
          </table:table-cell>
          <table:table-cell table:style-name="ce24" table:formula="of:=SUM([.S9:.S10])" office:value-type="float" office:value="638" calcext:value-type="float">
            <text:p>638</text:p>
          </table:table-cell>
          <table:table-cell table:style-name="ce24" table:formula="of:=SUM([.T9:.T10])" office:value-type="float" office:value="677" calcext:value-type="float">
            <text:p>677</text:p>
          </table:table-cell>
          <table:table-cell table:style-name="ce24" table:formula="of:=SUM([.U9:.U10])" office:value-type="float" office:value="568" calcext:value-type="float">
            <text:p>568</text:p>
          </table:table-cell>
          <table:table-cell table:style-name="ce24" table:formula="of:=SUM([.V9:.V10])" office:value-type="float" office:value="567" calcext:value-type="float">
            <text:p>567</text:p>
          </table:table-cell>
          <table:table-cell table:style-name="ce24" table:formula="of:=SUM([.W9:.W10])" office:value-type="float" office:value="2" calcext:value-type="float">
            <text:p>2</text:p>
          </table:table-cell>
          <table:table-cell table:style-name="ce24" table:formula="of:=SUM([.X9:.X10])" office:value-type="float" office:value="6" calcext:value-type="float">
            <text:p>6</text:p>
          </table:table-cell>
          <table:table-cell table:style-name="ce24" table:formula="of:=SUM([.Y9:.Y10])" office:value-type="float" office:value="195" calcext:value-type="float">
            <text:p>195</text:p>
          </table:table-cell>
          <table:table-cell table:style-name="ce24" table:formula="of:=SUM([.Z9:.Z10])" office:value-type="float" office:value="181" calcext:value-type="float">
            <text:p>181</text:p>
          </table:table-cell>
          <table:table-cell table:style-name="ce24" table:formula="of:=SUM([.C11]+[.E11]+[.G11]+[.I11]+[.K11]+[.M11]+[.O11]+[.Q11]+[.S11]+[.U11]+[.W11]+[.Y11])" office:value-type="float" office:value="38245" calcext:value-type="float">
            <text:p>38245</text:p>
          </table:table-cell>
          <table:table-cell table:style-name="ce24" table:formula="of:=SUM([.D11]+[.F11]+[.H11]+[.J11]+[.L11]+[.N11]+[.P11]+[.R11]+[.T11]+[.V11]+[.X11]+[.Z11])" office:value-type="float" office:value="43092" calcext:value-type="float">
            <text:p>43092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style-name="ce28" table:number-columns-repeated="990"/>
        </table:table-row>
        <table:table-row table:style-name="ro6">
          <table:table-cell table:style-name="ce9" office:value-type="string" calcext:value-type="string">
            <text:p>Overige gemeente</text:p>
          </table:table-cell>
          <table:table-cell table:style-name="ce6"/>
          <table:table-cell table:style-name="ce18"/>
          <table:table-cell table:style-name="ce24" table:number-columns-repeated="25"/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bcoude Baambrugge</text:p>
          </table:table-cell>
          <table:table-cell table:style-name="ce6"/>
          <table:table-cell table:style-name="ce18" office:value-type="float" office:value="388" calcext:value-type="float">
            <text:p>388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table:formula="of:=SUM([.C13]+[.E13]+[.G13]+[.I13]+[.K13]+[.M13]+[.O13]+[.Q13]+[.S13]+[.U13]+[.W13]+[.Y13])" office:value-type="float" office:value="683" calcext:value-type="float">
            <text:p>683</text:p>
          </table:table-cell>
          <table:table-cell table:style-name="ce24" table:formula="of:=SUM([.D13]+[.F13]+[.H13]+[.J13]+[.L13]+[.N13]+[.P13]+[.R13]+[.T13]+[.V13]+[.X13]+[.Z13])" office:value-type="float" office:value="702" calcext:value-type="float">
            <text:p>702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bcoude Proostdij</text:p>
          </table:table-cell>
          <table:table-cell table:style-name="ce6"/>
          <table:table-cell table:style-name="ce18" office:value-type="float" office:value="335" calcext:value-type="float">
            <text:p>335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formula="of:=SUM([.C14]+[.E14]+[.G14]+[.I14]+[.K14]+[.M14]+[.O14]+[.Q14]+[.S14]+[.U14]+[.W14]+[.Y14])" office:value-type="float" office:value="847" calcext:value-type="float">
            <text:p>847</text:p>
          </table:table-cell>
          <table:table-cell table:style-name="ce24" table:formula="of:=SUM([.D14]+[.F14]+[.H14]+[.J14]+[.L14]+[.N14]+[.P14]+[.R14]+[.T14]+[.V14]+[.X14]+[.Z14])" office:value-type="float" office:value="804" calcext:value-type="float">
            <text:p>804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chttienhoven</text:p>
          </table:table-cell>
          <table:table-cell table:style-name="ce6"/>
          <table:table-cell table:style-name="ce18" office:value-type="float" office:value="184" calcext:value-type="float">
            <text:p>18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table:formula="of:=SUM([.C15]+[.E15]+[.G15]+[.I15]+[.K15]+[.M15]+[.O15]+[.Q15]+[.S15]+[.U15]+[.W15]+[.Y15])" office:value-type="float" office:value="273" calcext:value-type="float">
            <text:p>273</text:p>
          </table:table-cell>
          <table:table-cell table:style-name="ce24" table:formula="of:=SUM([.D15]+[.F15]+[.H15]+[.J15]+[.L15]+[.N15]+[.P15]+[.R15]+[.T15]+[.V15]+[.X15]+[.Z15])" office:value-type="float" office:value="234" calcext:value-type="float">
            <text:p>234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6"/>
          <table:table-cell table:style-name="ce18" office:value-type="float" office:value="1121" calcext:value-type="float">
            <text:p>1121</text:p>
          </table:table-cell>
          <table:table-cell table:style-name="ce24" office:value-type="float" office:value="1067" calcext:value-type="float">
            <text:p>106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6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formula="of:=SUM([.C16]+[.E16]+[.G16]+[.I16]+[.K16]+[.M16]+[.O16]+[.Q16]+[.S16]+[.U16]+[.W16]+[.Y16])" office:value-type="float" office:value="1151" calcext:value-type="float">
            <text:p>1151</text:p>
          </table:table-cell>
          <table:table-cell table:style-name="ce24" table:formula="of:=SUM([.D16]+[.F16]+[.H16]+[.J16]+[.L16]+[.N16]+[.P16]+[.R16]+[.T16]+[.V16]+[.X16]+[.Z16])" office:value-type="float" office:value="1086" calcext:value-type="float">
            <text:p>1086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6"/>
          <table:table-cell table:style-name="ce18" office:value-type="float" office:value="1237" calcext:value-type="float">
            <text:p>1237</text:p>
          </table:table-cell>
          <table:table-cell table:style-name="ce24" office:value-type="float" office:value="1287" calcext:value-type="float">
            <text:p>128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SUM([.C17]+[.E17]+[.G17]+[.I17]+[.K17]+[.M17]+[.O17]+[.Q17]+[.S17]+[.U17]+[.W17]+[.Y17])" office:value-type="float" office:value="1722" calcext:value-type="float">
            <text:p>1722</text:p>
          </table:table-cell>
          <table:table-cell table:style-name="ce24" table:formula="of:=SUM([.D17]+[.F17]+[.H17]+[.J17]+[.L17]+[.N17]+[.P17]+[.R17]+[.T17]+[.V17]+[.X17]+[.Z17])" office:value-type="float" office:value="1807" calcext:value-type="float">
            <text:p>1807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enschop</text:p>
          </table:table-cell>
          <table:table-cell table:style-name="ce6"/>
          <table:table-cell table:style-name="ce18" office:value-type="float" office:value="567" calcext:value-type="float">
            <text:p>567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table:number-columns-repeated="8"/>
          <table:table-cell table:style-name="ce24" table:formula="of:=SUM([.C18]+[.E18]+[.G18]+[.I18]+[.K18]+[.M18]+[.O18]+[.Q18]+[.S18]+[.U18]+[.W18]+[.Y18])" office:value-type="float" office:value="850" calcext:value-type="float">
            <text:p>850</text:p>
          </table:table-cell>
          <table:table-cell table:style-name="ce24" table:formula="of:=SUM([.D18]+[.F18]+[.H18]+[.J18]+[.L18]+[.N18]+[.P18]+[.R18]+[.T18]+[.V18]+[.X18]+[.Z18])" office:value-type="float" office:value="827" calcext:value-type="float">
            <text:p>827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de Bilt</text:p>
          </table:table-cell>
          <table:table-cell table:style-name="ce6"/>
          <table:table-cell table:style-name="ce18" office:value-type="float" office:value="1016" calcext:value-type="float">
            <text:p>1016</text:p>
          </table:table-cell>
          <table:table-cell table:style-name="ce24" office:value-type="float" office:value="901" calcext:value-type="float">
            <text:p>90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SUM([.C19]+[.E19]+[.G19]+[.I19]+[.K19]+[.M19]+[.O19]+[.Q19]+[.S19]+[.U19]+[.W19]+[.Y19])" office:value-type="float" office:value="1194" calcext:value-type="float">
            <text:p>1194</text:p>
          </table:table-cell>
          <table:table-cell table:style-name="ce24" table:formula="of:=SUM([.D19]+[.F19]+[.H19]+[.J19]+[.L19]+[.N19]+[.P19]+[.R19]+[.T19]+[.V19]+[.X19]+[.Z19])" office:value-type="float" office:value="1090" calcext:value-type="float">
            <text:p>109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reukelen Nijenrode</text:p>
          </table:table-cell>
          <table:table-cell table:style-name="ce6"/>
          <table:table-cell table:style-name="ce18" office:value-type="float" office:value="578" calcext:value-type="float">
            <text:p>578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formula="of:=SUM([.C20]+[.E20]+[.G20]+[.I20]+[.K20]+[.M20]+[.O20]+[.Q20]+[.S20]+[.U20]+[.W20]+[.Y20])" office:value-type="float" office:value="947" calcext:value-type="float">
            <text:p>947</text:p>
          </table:table-cell>
          <table:table-cell table:style-name="ce24" table:formula="of:=SUM([.D20]+[.F20]+[.H20]+[.J20]+[.L20]+[.N20]+[.P20]+[.R20]+[.T20]+[.V20]+[.X20]+[.Z20])" office:value-type="float" office:value="993" calcext:value-type="float">
            <text:p>99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6"/>
          <table:table-cell table:style-name="ce18" office:value-type="float" office:value="413" calcext:value-type="float">
            <text:p>413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84" calcext:value-type="float">
            <text:p>84</text:p>
          </table:table-cell>
          <table:table-cell table:style-name="ce24" table:number-columns-repeated="8"/>
          <table:table-cell table:style-name="ce24" table:formula="of:=SUM([.C21]+[.E21]+[.G21]+[.I21]+[.K21]+[.M21]+[.O21]+[.Q21]+[.S21]+[.U21]+[.W21]+[.Y21])" office:value-type="float" office:value="494" calcext:value-type="float">
            <text:p>494</text:p>
          </table:table-cell>
          <table:table-cell table:style-name="ce24" table:formula="of:=SUM([.D21]+[.F21]+[.H21]+[.J21]+[.L21]+[.N21]+[.P21]+[.R21]+[.T21]+[.V21]+[.X21]+[.Z21])" office:value-type="float" office:value="438" calcext:value-type="float">
            <text:p>438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6"/>
          <table:table-cell table:style-name="ce18" office:value-type="float" office:value="262" calcext:value-type="float">
            <text:p>262</text:p>
          </table:table-cell>
          <table:table-cell table:style-name="ce24" office:value-type="float" office:value="251" calcext:value-type="float">
            <text:p>25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number-columns-repeated="3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table:formula="of:=SUM([.C22]+[.E22]+[.G22]+[.I22]+[.K22]+[.M22]+[.O22]+[.Q22]+[.S22]+[.U22]+[.W22]+[.Y22])" office:value-type="float" office:value="578" calcext:value-type="float">
            <text:p>578</text:p>
          </table:table-cell>
          <table:table-cell table:style-name="ce24" table:formula="of:=SUM([.D22]+[.F22]+[.H22]+[.J22]+[.L22]+[.N22]+[.P22]+[.R22]+[.T22]+[.V22]+[.X22]+[.Z22])" office:value-type="float" office:value="550" calcext:value-type="float">
            <text:p>55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unschoten</text:p>
          </table:table-cell>
          <table:table-cell table:style-name="ce6"/>
          <table:table-cell table:style-name="ce18" office:value-type="float" office:value="416" calcext:value-type="float">
            <text:p>416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table:number-columns-repeated="4"/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8"/>
          <table:table-cell table:style-name="ce24" table:formula="of:=SUM([.C23]+[.E23]+[.G23]+[.I23]+[.K23]+[.M23]+[.O23]+[.Q23]+[.S23]+[.U23]+[.W23]+[.Y23])" office:value-type="float" office:value="998" calcext:value-type="float">
            <text:p>998</text:p>
          </table:table-cell>
          <table:table-cell table:style-name="ce24" table:formula="of:=SUM([.D23]+[.F23]+[.H23]+[.J23]+[.L23]+[.N23]+[.P23]+[.R23]+[.T23]+[.V23]+[.X23]+[.Z23])" office:value-type="float" office:value="950" calcext:value-type="float">
            <text:p>95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Cothen</text:p>
          </table:table-cell>
          <table:table-cell table:style-name="ce6"/>
          <table:table-cell table:style-name="ce18" office:value-type="float" office:value="122" calcext:value-type="float">
            <text:p>12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table:number-columns-repeated="12"/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table:number-columns-repeated="8"/>
          <table:table-cell table:style-name="ce24" table:formula="of:=SUM([.C24]+[.E24]+[.G24]+[.I24]+[.K24]+[.M24]+[.O24]+[.Q24]+[.S24]+[.U24]+[.W24]+[.Y24])" office:value-type="float" office:value="414" calcext:value-type="float">
            <text:p>414</text:p>
          </table:table-cell>
          <table:table-cell table:style-name="ce24" table:formula="of:=SUM([.D24]+[.F24]+[.H24]+[.J24]+[.L24]+[.N24]+[.P24]+[.R24]+[.T24]+[.V24]+[.X24]+[.Z24])" office:value-type="float" office:value="365" calcext:value-type="float">
            <text:p>365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6"/>
          <table:table-cell table:style-name="ce18" office:value-type="float" office:value="662" calcext:value-type="float">
            <text:p>662</text:p>
          </table:table-cell>
          <table:table-cell table:style-name="ce24" office:value-type="float" office:value="612" calcext:value-type="float">
            <text:p>612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table:number-columns-repeated="7"/>
          <table:table-cell table:style-name="ce24" office:value-type="float" office:value="2" calcext:value-type="float">
            <text:p>2</text:p>
          </table:table-cell>
          <table:table-cell table:style-name="ce24" table:formula="of:=SUM([.C25]+[.E25]+[.G25]+[.I25]+[.K25]+[.M25]+[.O25]+[.Q25]+[.S25]+[.U25]+[.W25]+[.Y25])" office:value-type="float" office:value="688" calcext:value-type="float">
            <text:p>688</text:p>
          </table:table-cell>
          <table:table-cell table:style-name="ce24" table:formula="of:=SUM([.D25]+[.F25]+[.H25]+[.J25]+[.L25]+[.N25]+[.P25]+[.R25]+[.T25]+[.V25]+[.X25]+[.Z25])" office:value-type="float" office:value="649" calcext:value-type="float">
            <text:p>649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6"/>
          <table:table-cell table:style-name="ce18" office:value-type="float" office:value="935" calcext:value-type="float">
            <text:p>935</text:p>
          </table:table-cell>
          <table:table-cell table:style-name="ce24" office:value-type="float" office:value="901" calcext:value-type="float">
            <text:p>901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51" calcext:value-type="float">
            <text:p>15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SUM([.C26]+[.E26]+[.G26]+[.I26]+[.K26]+[.M26]+[.O26]+[.Q26]+[.S26]+[.U26]+[.W26]+[.Y26])" office:value-type="float" office:value="1153" calcext:value-type="float">
            <text:p>1153</text:p>
          </table:table-cell>
          <table:table-cell table:style-name="ce24" table:formula="of:=SUM([.D26]+[.F26]+[.H26]+[.J26]+[.L26]+[.N26]+[.P26]+[.R26]+[.T26]+[.V26]+[.X26]+[.Z26])" office:value-type="float" office:value="1083" calcext:value-type="float">
            <text:p>108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Eemnes</text:p>
          </table:table-cell>
          <table:table-cell table:style-name="ce6"/>
          <table:table-cell table:style-name="ce18" office:value-type="float" office:value="249" calcext:value-type="float">
            <text:p>249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table:number-columns-repeated="8"/>
          <table:table-cell table:style-name="ce24" table:formula="of:=SUM([.C27]+[.E27]+[.G27]+[.I27]+[.K27]+[.M27]+[.O27]+[.Q27]+[.S27]+[.U27]+[.W27]+[.Y27])" office:value-type="float" office:value="674" calcext:value-type="float">
            <text:p>674</text:p>
          </table:table-cell>
          <table:table-cell table:style-name="ce24" table:formula="of:=SUM([.D27]+[.F27]+[.H27]+[.J27]+[.L27]+[.N27]+[.P27]+[.R27]+[.T27]+[.V27]+[.X27]+[.Z27])" office:value-type="float" office:value="613" calcext:value-type="float">
            <text:p>61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6"/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12"/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table:number-columns-repeated="8"/>
          <table:table-cell table:style-name="ce24" table:formula="of:=SUM([.C28]+[.E28]+[.G28]+[.I28]+[.K28]+[.M28]+[.O28]+[.Q28]+[.S28]+[.U28]+[.W28]+[.Y28])" office:value-type="float" office:value="193" calcext:value-type="float">
            <text:p>193</text:p>
          </table:table-cell>
          <table:table-cell table:style-name="ce24" table:formula="of:=SUM([.D28]+[.F28]+[.H28]+[.J28]+[.L28]+[.N28]+[.P28]+[.R28]+[.T28]+[.V28]+[.X28]+[.Z28])" office:value-type="float" office:value="183" calcext:value-type="float">
            <text:p>18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6"/>
          <table:table-cell table:style-name="ce18" office:value-type="float" office:value="361" calcext:value-type="float">
            <text:p>361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table:number-columns-repeated="8"/>
          <table:table-cell table:style-name="ce24" table:formula="of:=SUM([.C29]+[.E29]+[.G29]+[.I29]+[.K29]+[.M29]+[.O29]+[.Q29]+[.S29]+[.U29]+[.W29]+[.Y29])" office:value-type="float" office:value="843" calcext:value-type="float">
            <text:p>843</text:p>
          </table:table-cell>
          <table:table-cell table:style-name="ce24" table:formula="of:=SUM([.D29]+[.F29]+[.H29]+[.J29]+[.L29]+[.N29]+[.P29]+[.R29]+[.T29]+[.V29]+[.X29]+[.Z29])" office:value-type="float" office:value="859" calcext:value-type="float">
            <text:p>859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oenkoop</text:p>
          </table:table-cell>
          <table:table-cell table:style-name="ce6"/>
          <table:table-cell table:style-name="ce18" office:value-type="float" office:value="80" calcext:value-type="float">
            <text:p>80</text:p>
          </table:table-cell>
          <table:table-cell table:style-name="ce24" office:value-type="float" office:value="76" calcext:value-type="float">
            <text:p>76</text:p>
          </table:table-cell>
          <table:table-cell table:style-name="ce24" table:number-columns-repeated="12"/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table:number-columns-repeated="8"/>
          <table:table-cell table:style-name="ce24" table:formula="of:=SUM([.C30]+[.E30]+[.G30]+[.I30]+[.K30]+[.M30]+[.O30]+[.Q30]+[.S30]+[.U30]+[.W30]+[.Y30])" office:value-type="float" office:value="205" calcext:value-type="float">
            <text:p>205</text:p>
          </table:table-cell>
          <table:table-cell table:style-name="ce24" table:formula="of:=SUM([.D30]+[.F30]+[.H30]+[.J30]+[.L30]+[.N30]+[.P30]+[.R30]+[.T30]+[.V30]+[.X30]+[.Z30])" office:value-type="float" office:value="198" calcext:value-type="float">
            <text:p>198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6"/>
          <table:table-cell table:style-name="ce18" office:value-type="float" office:value="212" calcext:value-type="float">
            <text:p>212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937" calcext:value-type="float">
            <text:p>937</text:p>
          </table:table-cell>
          <table:table-cell table:style-name="ce24" office:value-type="float" office:value="835" calcext:value-type="float">
            <text:p>83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SUM([.C31]+[.E31]+[.G31]+[.I31]+[.K31]+[.M31]+[.O31]+[.Q31]+[.S31]+[.U31]+[.W31]+[.Y31])" office:value-type="float" office:value="1161" calcext:value-type="float">
            <text:p>1161</text:p>
          </table:table-cell>
          <table:table-cell table:style-name="ce24" table:formula="of:=SUM([.D31]+[.F31]+[.H31]+[.J31]+[.L31]+[.N31]+[.P31]+[.R31]+[.T31]+[.V31]+[.X31]+[.Z31])" office:value-type="float" office:value="1070" calcext:value-type="float">
            <text:p>107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6"/>
          <table:table-cell table:style-name="ce18" office:value-type="float" office:value="307" calcext:value-type="float">
            <text:p>307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formula="of:=SUM([.C32]+[.E32]+[.G32]+[.I32]+[.K32]+[.M32]+[.O32]+[.Q32]+[.S32]+[.U32]+[.W32]+[.Y32])" office:value-type="float" office:value="871" calcext:value-type="float">
            <text:p>871</text:p>
          </table:table-cell>
          <table:table-cell table:style-name="ce24" table:formula="of:=SUM([.D32]+[.F32]+[.H32]+[.J32]+[.L32]+[.N32]+[.P32]+[.R32]+[.T32]+[.V32]+[.X32]+[.Z32])" office:value-type="float" office:value="843" calcext:value-type="float">
            <text:p>84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Jaarsveld</text:p>
          </table:table-cell>
          <table:table-cell table:style-name="ce6"/>
          <table:table-cell table:style-name="ce18" office:value-type="float" office:value="658" calcext:value-type="float">
            <text:p>658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2" calcext:value-type="float">
            <text:p>52</text:p>
          </table:table-cell>
          <table:table-cell table:style-name="ce24" table:number-columns-repeated="8"/>
          <table:table-cell table:style-name="ce24" table:formula="of:=SUM([.C33]+[.E33]+[.G33]+[.I33]+[.K33]+[.M33]+[.O33]+[.Q33]+[.S33]+[.U33]+[.W33]+[.Y33])" office:value-type="float" office:value="728" calcext:value-type="float">
            <text:p>728</text:p>
          </table:table-cell>
          <table:table-cell table:style-name="ce24" table:formula="of:=SUM([.D33]+[.F33]+[.H33]+[.J33]+[.L33]+[.N33]+[.P33]+[.R33]+[.T33]+[.V33]+[.X33]+[.Z33])" office:value-type="float" office:value="661" calcext:value-type="float">
            <text:p>661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6"/>
          <table:table-cell table:style-name="ce18" office:value-type="float" office:value="618" calcext:value-type="float">
            <text:p>618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formula="of:=SUM([.C34]+[.E34]+[.G34]+[.I34]+[.K34]+[.M34]+[.O34]+[.Q34]+[.S34]+[.U34]+[.W34]+[.Y34])" office:value-type="float" office:value="1267" calcext:value-type="float">
            <text:p>1267</text:p>
          </table:table-cell>
          <table:table-cell table:style-name="ce24" table:formula="of:=SUM([.D34]+[.F34]+[.H34]+[.J34]+[.L34]+[.N34]+[.P34]+[.R34]+[.T34]+[.V34]+[.X34]+[.Z34])" office:value-type="float" office:value="1266" calcext:value-type="float">
            <text:p>1266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6"/>
          <table:table-cell table:style-name="ce18" office:value-type="float" office:value="566" calcext:value-type="float">
            <text:p>566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table:number-columns-repeated="6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formula="of:=SUM([.C35]+[.E35]+[.G35]+[.I35]+[.K35]+[.M35]+[.O35]+[.Q35]+[.S35]+[.U35]+[.W35]+[.Y35])" office:value-type="float" office:value="850" calcext:value-type="float">
            <text:p>850</text:p>
          </table:table-cell>
          <table:table-cell table:style-name="ce24" table:formula="of:=SUM([.D35]+[.F35]+[.H35]+[.J35]+[.L35]+[.N35]+[.P35]+[.R35]+[.T35]+[.V35]+[.X35]+[.Z35])" office:value-type="float" office:value="821" calcext:value-type="float">
            <text:p>821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Kockengen</text:p>
          </table:table-cell>
          <table:table-cell table:style-name="ce6"/>
          <table:table-cell table:style-name="ce18" office:value-type="float" office:value="253" calcext:value-type="float">
            <text:p>253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6"/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table:number-columns-repeated="6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formula="of:=SUM([.C36]+[.E36]+[.G36]+[.I36]+[.K36]+[.M36]+[.O36]+[.Q36]+[.S36]+[.U36]+[.W36]+[.Y36])" office:value-type="float" office:value="398" calcext:value-type="float">
            <text:p>398</text:p>
          </table:table-cell>
          <table:table-cell table:style-name="ce24" table:formula="of:=SUM([.D36]+[.F36]+[.H36]+[.J36]+[.L36]+[.N36]+[.P36]+[.R36]+[.T36]+[.V36]+[.X36]+[.Z36])" office:value-type="float" office:value="408" calcext:value-type="float">
            <text:p>408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aagnieuwkoop</text:p>
          </table:table-cell>
          <table:table-cell table:style-name="ce6"/>
          <table:table-cell table:style-name="ce18" office:value-type="float" office:value="95" calcext:value-type="float">
            <text:p>95</text:p>
          </table:table-cell>
          <table:table-cell table:style-name="ce24" office:value-type="float" office:value="81" calcext:value-type="float">
            <text:p>81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table:number-columns-repeated="8"/>
          <table:table-cell table:style-name="ce24" table:formula="of:=SUM([.C37]+[.E37]+[.G37]+[.I37]+[.K37]+[.M37]+[.O37]+[.Q37]+[.S37]+[.U37]+[.W37]+[.Y37])" office:value-type="float" office:value="222" calcext:value-type="float">
            <text:p>222</text:p>
          </table:table-cell>
          <table:table-cell table:style-name="ce24" table:formula="of:=SUM([.D37]+[.F37]+[.H37]+[.J37]+[.L37]+[.N37]+[.P37]+[.R37]+[.T37]+[.V37]+[.X37]+[.Z37])" office:value-type="float" office:value="210" calcext:value-type="float">
            <text:p>21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angbroek</text:p>
          </table:table-cell>
          <table:table-cell table:style-name="ce6"/>
          <table:table-cell table:style-name="ce18" office:value-type="float" office:value="468" calcext:value-type="float">
            <text:p>468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table:number-columns-repeated="8"/>
          <table:table-cell table:style-name="ce24" table:formula="of:=SUM([.C38]+[.E38]+[.G38]+[.I38]+[.K38]+[.M38]+[.O38]+[.Q38]+[.S38]+[.U38]+[.W38]+[.Y38])" office:value-type="float" office:value="612" calcext:value-type="float">
            <text:p>612</text:p>
          </table:table-cell>
          <table:table-cell table:style-name="ce24" table:formula="of:=SUM([.D38]+[.F38]+[.H38]+[.J38]+[.L38]+[.N38]+[.P38]+[.R38]+[.T38]+[.V38]+[.X38]+[.Z38])" office:value-type="float" office:value="540" calcext:value-type="float">
            <text:p>54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6"/>
          <table:table-cell table:style-name="ce18" office:value-type="float" office:value="661" calcext:value-type="float">
            <text:p>661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table:number-columns-repeated="1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8"/>
          <table:table-cell table:style-name="ce24" table:formula="of:=SUM([.C39]+[.E39]+[.G39]+[.I39]+[.K39]+[.M39]+[.O39]+[.Q39]+[.S39]+[.U39]+[.W39]+[.Y39])" office:value-type="float" office:value="676" calcext:value-type="float">
            <text:p>676</text:p>
          </table:table-cell>
          <table:table-cell table:style-name="ce24" table:formula="of:=SUM([.D39]+[.F39]+[.H39]+[.J39]+[.L39]+[.N39]+[.P39]+[.R39]+[.T39]+[.V39]+[.X39]+[.Z39])" office:value-type="float" office:value="584" calcext:value-type="float">
            <text:p>584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6"/>
          <table:table-cell table:style-name="ce18" office:value-type="float" office:value="472" calcext:value-type="float">
            <text:p>472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formula="of:=SUM([.C40]+[.E40]+[.G40]+[.I40]+[.K40]+[.M40]+[.O40]+[.Q40]+[.S40]+[.U40]+[.W40]+[.Y40])" office:value-type="float" office:value="915" calcext:value-type="float">
            <text:p>915</text:p>
          </table:table-cell>
          <table:table-cell table:style-name="ce24" table:formula="of:=SUM([.D40]+[.F40]+[.H40]+[.J40]+[.L40]+[.N40]+[.P40]+[.R40]+[.T40]+[.V40]+[.X40]+[.Z40])" office:value-type="float" office:value="801" calcext:value-type="float">
            <text:p>801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6"/>
          <table:table-cell table:style-name="ce18" office:value-type="float" office:value="435" calcext:value-type="float">
            <text:p>435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table:number-columns-repeated="7"/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table:number-columns-repeated="8"/>
          <table:table-cell table:style-name="ce24" table:formula="of:=SUM([.C41]+[.E41]+[.G41]+[.I41]+[.K41]+[.M41]+[.O41]+[.Q41]+[.S41]+[.U41]+[.W41]+[.Y41])" office:value-type="float" office:value="693" calcext:value-type="float">
            <text:p>693</text:p>
          </table:table-cell>
          <table:table-cell table:style-name="ce24" table:formula="of:=SUM([.D41]+[.F41]+[.H41]+[.J41]+[.L41]+[.N41]+[.P41]+[.R41]+[.T41]+[.V41]+[.X41]+[.Z41])" office:value-type="float" office:value="679" calcext:value-type="float">
            <text:p>679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6"/>
          <table:table-cell table:style-name="ce18" office:value-type="float" office:value="406" calcext:value-type="float">
            <text:p>406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88" calcext:value-type="float">
            <text:p>18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table:formula="of:=SUM([.C42]+[.E42]+[.G42]+[.I42]+[.K42]+[.M42]+[.O42]+[.Q42]+[.S42]+[.U42]+[.W42]+[.Y42])" office:value-type="float" office:value="572" calcext:value-type="float">
            <text:p>572</text:p>
          </table:table-cell>
          <table:table-cell table:style-name="ce24" table:formula="of:=SUM([.D42]+[.F42]+[.H42]+[.J42]+[.L42]+[.N42]+[.P42]+[.R42]+[.T42]+[.V42]+[.X42]+[.Z42])" office:value-type="float" office:value="670" calcext:value-type="float">
            <text:p>67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oenersloot</text:p>
          </table:table-cell>
          <table:table-cell table:style-name="ce6"/>
          <table:table-cell table:style-name="ce18" office:value-type="float" office:value="134" calcext:value-type="float">
            <text:p>134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3" calcext:value-type="float">
            <text:p>83</text:p>
          </table:table-cell>
          <table:table-cell table:style-name="ce24" table:number-columns-repeated="8"/>
          <table:table-cell table:style-name="ce24" table:formula="of:=SUM([.C43]+[.E43]+[.G43]+[.I43]+[.K43]+[.M43]+[.O43]+[.Q43]+[.S43]+[.U43]+[.W43]+[.Y43])" office:value-type="float" office:value="231" calcext:value-type="float">
            <text:p>231</text:p>
          </table:table-cell>
          <table:table-cell table:style-name="ce24" table:formula="of:=SUM([.D43]+[.F43]+[.H43]+[.J43]+[.L43]+[.N43]+[.P43]+[.R43]+[.T43]+[.V43]+[.X43]+[.Z43])" office:value-type="float" office:value="238" calcext:value-type="float">
            <text:p>238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6"/>
          <table:table-cell table:style-name="ce18" office:value-type="float" office:value="1253" calcext:value-type="float">
            <text:p>1253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table:formula="of:=SUM([.C44]+[.E44]+[.G44]+[.I44]+[.K44]+[.M44]+[.O44]+[.Q44]+[.S44]+[.U44]+[.W44]+[.Y44])" office:value-type="float" office:value="1523" calcext:value-type="float">
            <text:p>1523</text:p>
          </table:table-cell>
          <table:table-cell table:style-name="ce24" table:formula="of:=SUM([.D44]+[.F44]+[.H44]+[.J44]+[.L44]+[.N44]+[.P44]+[.R44]+[.T44]+[.V44]+[.X44]+[.Z44])" office:value-type="float" office:value="1357" calcext:value-type="float">
            <text:p>1357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opik</text:p>
          </table:table-cell>
          <table:table-cell table:style-name="ce6"/>
          <table:table-cell table:style-name="ce18" office:value-type="float" office:value="454" calcext:value-type="float">
            <text:p>454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SUM([.C45]+[.E45]+[.G45]+[.I45]+[.K45]+[.M45]+[.O45]+[.Q45]+[.S45]+[.U45]+[.W45]+[.Y45])" office:value-type="float" office:value="792" calcext:value-type="float">
            <text:p>792</text:p>
          </table:table-cell>
          <table:table-cell table:style-name="ce24" table:formula="of:=SUM([.D45]+[.F45]+[.H45]+[.J45]+[.L45]+[.N45]+[.P45]+[.R45]+[.T45]+[.V45]+[.X45]+[.Z45])" office:value-type="float" office:value="721" calcext:value-type="float">
            <text:p>721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aarn</text:p>
          </table:table-cell>
          <table:table-cell table:style-name="ce6"/>
          <table:table-cell table:style-name="ce18" office:value-type="float" office:value="370" calcext:value-type="float">
            <text:p>370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4" table:formula="of:=SUM([.C46]+[.E46]+[.G46]+[.I46]+[.K46]+[.M46]+[.O46]+[.Q46]+[.S46]+[.U46]+[.W46]+[.Y46])" office:value-type="float" office:value="373" calcext:value-type="float">
            <text:p>373</text:p>
          </table:table-cell>
          <table:table-cell table:style-name="ce24" table:formula="of:=SUM([.D46]+[.F46]+[.H46]+[.J46]+[.L46]+[.N46]+[.P46]+[.R46]+[.T46]+[.V46]+[.X46]+[.Z46])" office:value-type="float" office:value="320" calcext:value-type="float">
            <text:p>32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6"/>
          <table:table-cell table:style-name="ce18" office:value-type="float" office:value="533" calcext:value-type="float">
            <text:p>533</text:p>
          </table:table-cell>
          <table:table-cell table:style-name="ce24" office:value-type="float" office:value="624" calcext:value-type="float">
            <text:p>6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formula="of:=SUM([.C47]+[.E47]+[.G47]+[.I47]+[.K47]+[.M47]+[.O47]+[.Q47]+[.S47]+[.U47]+[.W47]+[.Y47])" office:value-type="float" office:value="888" calcext:value-type="float">
            <text:p>888</text:p>
          </table:table-cell>
          <table:table-cell table:style-name="ce24" table:formula="of:=SUM([.D47]+[.F47]+[.H47]+[.J47]+[.L47]+[.N47]+[.P47]+[.R47]+[.T47]+[.V47]+[.X47]+[.Z47])" office:value-type="float" office:value="999" calcext:value-type="float">
            <text:p>999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2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6"/>
          <table:table-cell table:style-name="ce18" office:value-type="float" office:value="471" calcext:value-type="float">
            <text:p>471</text:p>
          </table:table-cell>
          <table:table-cell table:style-name="ce24" office:value-type="float" office:value="493" calcext:value-type="float">
            <text:p>493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SUM([.C48]+[.E48]+[.G48]+[.I48]+[.K48]+[.M48]+[.O48]+[.Q48]+[.S48]+[.U48]+[.W48]+[.Y48])" office:value-type="float" office:value="647" calcext:value-type="float">
            <text:p>647</text:p>
          </table:table-cell>
          <table:table-cell table:style-name="ce24" table:formula="of:=SUM([.D48]+[.F48]+[.H48]+[.J48]+[.L48]+[.N48]+[.P48]+[.R48]+[.T48]+[.V48]+[.X48]+[.Z48])" office:value-type="float" office:value="692" calcext:value-type="float">
            <text:p>692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6"/>
          <table:table-cell table:style-name="ce18" office:value-type="float" office:value="937" calcext:value-type="float">
            <text:p>937</text:p>
          </table:table-cell>
          <table:table-cell table:style-name="ce24" office:value-type="float" office:value="841" calcext:value-type="float">
            <text:p>841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table:formula="of:=SUM([.C49]+[.E49]+[.G49]+[.I49]+[.K49]+[.M49]+[.O49]+[.Q49]+[.S49]+[.U49]+[.W49]+[.Y49])" office:value-type="float" office:value="1083" calcext:value-type="float">
            <text:p>1083</text:p>
          </table:table-cell>
          <table:table-cell table:style-name="ce24" table:formula="of:=SUM([.D49]+[.F49]+[.H49]+[.J49]+[.L49]+[.N49]+[.P49]+[.R49]+[.T49]+[.V49]+[.X49]+[.Z49])" office:value-type="float" office:value="997" calcext:value-type="float">
            <text:p>997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6"/>
          <table:table-cell table:style-name="ce18" office:value-type="float" office:value="221" calcext:value-type="float">
            <text:p>221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SUM([.C50]+[.E50]+[.G50]+[.I50]+[.K50]+[.M50]+[.O50]+[.Q50]+[.S50]+[.U50]+[.W50]+[.Y50])" office:value-type="float" office:value="885" calcext:value-type="float">
            <text:p>885</text:p>
          </table:table-cell>
          <table:table-cell table:style-name="ce24" table:formula="of:=SUM([.D50]+[.F50]+[.H50]+[.J50]+[.L50]+[.N50]+[.P50]+[.R50]+[.T50]+[.V50]+[.X50]+[.Z50])" office:value-type="float" office:value="1016" calcext:value-type="float">
            <text:p>1016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6"/>
          <table:table-cell table:style-name="ce18" office:value-type="float" office:value="979" calcext:value-type="float">
            <text:p>979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842" calcext:value-type="float">
            <text:p>842</text:p>
          </table:table-cell>
          <table:table-cell table:style-name="ce24" office:value-type="float" office:value="885" calcext:value-type="float">
            <text:p>885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number-columns-repeated="4"/>
          <table:table-cell table:style-name="ce24" table:formula="of:=SUM([.C51]+[.E51]+[.G51]+[.I51]+[.K51]+[.M51]+[.O51]+[.Q51]+[.S51]+[.U51]+[.W51]+[.Y51])" office:value-type="float" office:value="1883" calcext:value-type="float">
            <text:p>1883</text:p>
          </table:table-cell>
          <table:table-cell table:style-name="ce24" table:formula="of:=SUM([.D51]+[.F51]+[.H51]+[.J51]+[.L51]+[.N51]+[.P51]+[.R51]+[.T51]+[.V51]+[.X51]+[.Z51])" office:value-type="float" office:value="1919" calcext:value-type="float">
            <text:p>1919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Nigtevecht</text:p>
          </table:table-cell>
          <table:table-cell table:style-name="ce6"/>
          <table:table-cell table:style-name="ce18" office:value-type="float" office:value="199" calcext:value-type="float">
            <text:p>199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table:formula="of:=SUM([.C52]+[.E52]+[.G52]+[.I52]+[.K52]+[.M52]+[.O52]+[.Q52]+[.S52]+[.U52]+[.W52]+[.Y52])" office:value-type="float" office:value="226" calcext:value-type="float">
            <text:p>226</text:p>
          </table:table-cell>
          <table:table-cell table:style-name="ce24" table:formula="of:=SUM([.D52]+[.F52]+[.H52]+[.J52]+[.L52]+[.N52]+[.P52]+[.R52]+[.T52]+[.V52]+[.X52]+[.Z52])" office:value-type="float" office:value="246" calcext:value-type="float">
            <text:p>246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Odijk</text:p>
          </table:table-cell>
          <table:table-cell table:style-name="ce6"/>
          <table:table-cell table:style-name="ce18" office:value-type="float" office:value="58" calcext:value-type="float">
            <text:p>58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12"/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table:number-columns-repeated="8"/>
          <table:table-cell table:style-name="ce24" table:formula="of:=SUM([.C53]+[.E53]+[.G53]+[.I53]+[.K53]+[.M53]+[.O53]+[.Q53]+[.S53]+[.U53]+[.W53]+[.Y53])" office:value-type="float" office:value="207" calcext:value-type="float">
            <text:p>207</text:p>
          </table:table-cell>
          <table:table-cell table:style-name="ce24" table:formula="of:=SUM([.D53]+[.F53]+[.H53]+[.J53]+[.L53]+[.N53]+[.P53]+[.R53]+[.T53]+[.V53]+[.X53]+[.Z53])" office:value-type="float" office:value="207" calcext:value-type="float">
            <text:p>207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Ouderijn</text:p>
          </table:table-cell>
          <table:table-cell table:style-name="ce6"/>
          <table:table-cell table:style-name="ce18" office:value-type="float" office:value="142" calcext:value-type="float">
            <text:p>142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table:number-columns-repeated="8"/>
          <table:table-cell table:style-name="ce24" table:formula="of:=SUM([.C54]+[.E54]+[.G54]+[.I54]+[.K54]+[.M54]+[.O54]+[.Q54]+[.S54]+[.U54]+[.W54]+[.Y54])" office:value-type="float" office:value="272" calcext:value-type="float">
            <text:p>272</text:p>
          </table:table-cell>
          <table:table-cell table:style-name="ce24" table:formula="of:=SUM([.D54]+[.F54]+[.H54]+[.J54]+[.L54]+[.N54]+[.P54]+[.R54]+[.T54]+[.V54]+[.X54]+[.Z54])" office:value-type="float" office:value="268" calcext:value-type="float">
            <text:p>268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Polsbroek</text:p>
          </table:table-cell>
          <table:table-cell table:style-name="ce6"/>
          <table:table-cell table:style-name="ce18" office:value-type="float" office:value="311" calcext:value-type="float">
            <text:p>311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table:number-columns-repeated="8"/>
          <table:table-cell table:style-name="ce24" table:formula="of:=SUM([.C55]+[.E55]+[.G55]+[.I55]+[.K55]+[.M55]+[.O55]+[.Q55]+[.S55]+[.U55]+[.W55]+[.Y55])" office:value-type="float" office:value="433" calcext:value-type="float">
            <text:p>433</text:p>
          </table:table-cell>
          <table:table-cell table:style-name="ce24" table:formula="of:=SUM([.D55]+[.F55]+[.H55]+[.J55]+[.L55]+[.N55]+[.P55]+[.R55]+[.T55]+[.V55]+[.X55]+[.Z55])" office:value-type="float" office:value="482" calcext:value-type="float">
            <text:p>482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 table:style-name="ce6"/>
          <table:table-cell table:style-name="ce18" office:value-type="float" office:value="556" calcext:value-type="float">
            <text:p>556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table:number-columns-repeated="1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4" table:formula="of:=SUM([.C56]+[.E56]+[.G56]+[.I56]+[.K56]+[.M56]+[.O56]+[.Q56]+[.S56]+[.U56]+[.W56]+[.Y56])" office:value-type="float" office:value="561" calcext:value-type="float">
            <text:p>561</text:p>
          </table:table-cell>
          <table:table-cell table:style-name="ce24" table:formula="of:=SUM([.D56]+[.F56]+[.H56]+[.J56]+[.L56]+[.N56]+[.P56]+[.R56]+[.T56]+[.V56]+[.X56]+[.Z56])" office:value-type="float" office:value="558" calcext:value-type="float">
            <text:p>558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6"/>
          <table:table-cell table:style-name="ce18" office:value-type="float" office:value="2273" calcext:value-type="float">
            <text:p>2273</text:p>
          </table:table-cell>
          <table:table-cell table:style-name="ce24" office:value-type="float" office:value="2064" calcext:value-type="float">
            <text:p>2064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number-columns-repeated="2"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number-columns-repeated="2" table:style-name="ce24" office:value-type="float" office:value="5" calcext:value-type="float">
            <text:p>5</text:p>
          </table:table-cell>
          <table:table-cell table:style-name="ce24" table:formula="of:=SUM([.C57]+[.E57]+[.G57]+[.I57]+[.K57]+[.M57]+[.O57]+[.Q57]+[.S57]+[.U57]+[.W57]+[.Y57])" office:value-type="float" office:value="2343" calcext:value-type="float">
            <text:p>2343</text:p>
          </table:table-cell>
          <table:table-cell table:style-name="ce24" table:formula="of:=SUM([.D57]+[.F57]+[.H57]+[.J57]+[.L57]+[.N57]+[.P57]+[.R57]+[.T57]+[.V57]+[.X57]+[.Z57])" office:value-type="float" office:value="2140" calcext:value-type="float">
            <text:p>214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6"/>
          <table:table-cell table:style-name="ce18" office:value-type="float" office:value="147" calcext:value-type="float">
            <text:p>14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1" calcext:value-type="float">
            <text:p>71</text:p>
          </table:table-cell>
          <table:table-cell table:style-name="ce24" table:number-columns-repeated="8"/>
          <table:table-cell table:style-name="ce24" table:formula="of:=SUM([.C58]+[.E58]+[.G58]+[.I58]+[.K58]+[.M58]+[.O58]+[.Q58]+[.S58]+[.U58]+[.W58]+[.Y58])" office:value-type="float" office:value="225" calcext:value-type="float">
            <text:p>225</text:p>
          </table:table-cell>
          <table:table-cell table:style-name="ce24" table:formula="of:=SUM([.D58]+[.F58]+[.H58]+[.J58]+[.L58]+[.N58]+[.P58]+[.R58]+[.T58]+[.V58]+[.X58]+[.Z58])" office:value-type="float" office:value="230" calcext:value-type="float">
            <text:p>23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6"/>
          <table:table-cell table:style-name="ce18" office:value-type="float" office:value="68" calcext:value-type="float">
            <text:p>68</text:p>
          </table:table-cell>
          <table:table-cell table:style-name="ce24" office:value-type="float" office:value="62" calcext:value-type="float">
            <text:p>6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table:number-columns-repeated="8"/>
          <table:table-cell table:style-name="ce24" table:formula="of:=SUM([.C59]+[.E59]+[.G59]+[.I59]+[.K59]+[.M59]+[.O59]+[.Q59]+[.S59]+[.U59]+[.W59]+[.Y59])" office:value-type="float" office:value="214" calcext:value-type="float">
            <text:p>214</text:p>
          </table:table-cell>
          <table:table-cell table:style-name="ce24" table:formula="of:=SUM([.D59]+[.F59]+[.H59]+[.J59]+[.L59]+[.N59]+[.P59]+[.R59]+[.T59]+[.V59]+[.X59]+[.Z59])" office:value-type="float" office:value="225" calcext:value-type="float">
            <text:p>225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6"/>
          <table:table-cell table:style-name="ce18" office:value-type="float" office:value="93" calcext:value-type="float">
            <text:p>93</text:p>
          </table:table-cell>
          <table:table-cell table:style-name="ce24" office:value-type="float" office:value="89" calcext:value-type="float">
            <text:p>89</text:p>
          </table:table-cell>
          <table:table-cell table:style-name="ce24" table:number-columns-repeated="12"/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table:number-columns-repeated="8"/>
          <table:table-cell table:style-name="ce24" table:formula="of:=SUM([.C60]+[.E60]+[.G60]+[.I60]+[.K60]+[.M60]+[.O60]+[.Q60]+[.S60]+[.U60]+[.W60]+[.Y60])" office:value-type="float" office:value="622" calcext:value-type="float">
            <text:p>622</text:p>
          </table:table-cell>
          <table:table-cell table:style-name="ce24" table:formula="of:=SUM([.D60]+[.F60]+[.H60]+[.J60]+[.L60]+[.N60]+[.P60]+[.R60]+[.T60]+[.V60]+[.X60]+[.Z60])" office:value-type="float" office:value="585" calcext:value-type="float">
            <text:p>585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Snelrewaard</text:p>
          </table:table-cell>
          <table:table-cell table:style-name="ce6"/>
          <table:table-cell table:style-name="ce18" office:value-type="float" office:value="87" calcext:value-type="float">
            <text:p>87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number-columns-repeated="12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SUM([.C61]+[.E61]+[.G61]+[.I61]+[.K61]+[.M61]+[.O61]+[.Q61]+[.S61]+[.U61]+[.W61]+[.Y61])" office:value-type="float" office:value="240" calcext:value-type="float">
            <text:p>240</text:p>
          </table:table-cell>
          <table:table-cell table:style-name="ce24" table:formula="of:=SUM([.D61]+[.F61]+[.H61]+[.J61]+[.L61]+[.N61]+[.P61]+[.R61]+[.T61]+[.V61]+[.X61]+[.Z61])" office:value-type="float" office:value="252" calcext:value-type="float">
            <text:p>252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Soest</text:p>
          </table:table-cell>
          <table:table-cell table:style-name="ce6"/>
          <table:table-cell table:style-name="ce18" office:value-type="float" office:value="667" calcext:value-type="float">
            <text:p>667</text:p>
          </table:table-cell>
          <table:table-cell table:style-name="ce24" office:value-type="float" office:value="623" calcext:value-type="float">
            <text:p>62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36" calcext:value-type="float">
            <text:p>1136</text:p>
          </table:table-cell>
          <table:table-cell table:style-name="ce24" office:value-type="float" office:value="1117" calcext:value-type="float">
            <text:p>1117</text:p>
          </table:table-cell>
          <table:table-cell table:style-name="ce24" table:number-columns-repeated="8"/>
          <table:table-cell table:style-name="ce24" table:formula="of:=SUM([.C62]+[.E62]+[.G62]+[.I62]+[.K62]+[.M62]+[.O62]+[.Q62]+[.S62]+[.U62]+[.W62]+[.Y62])" office:value-type="float" office:value="1832" calcext:value-type="float">
            <text:p>1832</text:p>
          </table:table-cell>
          <table:table-cell table:style-name="ce24" table:formula="of:=SUM([.D62]+[.F62]+[.H62]+[.J62]+[.L62]+[.N62]+[.P62]+[.R62]+[.T62]+[.V62]+[.X62]+[.Z62])" office:value-type="float" office:value="1774" calcext:value-type="float">
            <text:p>1774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Stouitenburg</text:p>
          </table:table-cell>
          <table:table-cell table:style-name="ce6"/>
          <table:table-cell table:style-name="ce18" office:value-type="float" office:value="96" calcext:value-type="float">
            <text:p>96</text:p>
          </table:table-cell>
          <table:table-cell table:style-name="ce24" office:value-type="float" office:value="79" calcext:value-type="float">
            <text:p>79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table:number-columns-repeated="8"/>
          <table:table-cell table:style-name="ce24" table:formula="of:=SUM([.C63]+[.E63]+[.G63]+[.I63]+[.K63]+[.M63]+[.O63]+[.Q63]+[.S63]+[.U63]+[.W63]+[.Y63])" office:value-type="float" office:value="428" calcext:value-type="float">
            <text:p>428</text:p>
          </table:table-cell>
          <table:table-cell table:style-name="ce24" table:formula="of:=SUM([.D63]+[.F63]+[.H63]+[.J63]+[.L63]+[.N63]+[.P63]+[.R63]+[.T63]+[.V63]+[.X63]+[.Z63])" office:value-type="float" office:value="383" calcext:value-type="float">
            <text:p>38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Tienhoven</text:p>
          </table:table-cell>
          <table:table-cell table:style-name="ce6"/>
          <table:table-cell table:style-name="ce18" office:value-type="float" office:value="224" calcext:value-type="float">
            <text:p>224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8"/>
          <table:table-cell table:style-name="ce24" table:formula="of:=SUM([.C64]+[.E64]+[.G64]+[.I64]+[.K64]+[.M64]+[.O64]+[.Q64]+[.S64]+[.U64]+[.W64]+[.Y64])" office:value-type="float" office:value="253" calcext:value-type="float">
            <text:p>253</text:p>
          </table:table-cell>
          <table:table-cell table:style-name="ce24" table:formula="of:=SUM([.D64]+[.F64]+[.H64]+[.J64]+[.L64]+[.N64]+[.P64]+[.R64]+[.T64]+[.V64]+[.X64]+[.Z64])" office:value-type="float" office:value="209" calcext:value-type="float">
            <text:p>209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6"/>
          <table:table-cell table:style-name="ce18" office:value-type="float" office:value="131" calcext:value-type="float">
            <text:p>13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table:number-columns-repeated="8"/>
          <table:table-cell table:style-name="ce24" table:formula="of:=SUM([.C65]+[.E65]+[.G65]+[.I65]+[.K65]+[.M65]+[.O65]+[.Q65]+[.S65]+[.U65]+[.W65]+[.Y65])" office:value-type="float" office:value="308" calcext:value-type="float">
            <text:p>308</text:p>
          </table:table-cell>
          <table:table-cell table:style-name="ce24" table:formula="of:=SUM([.D65]+[.F65]+[.H65]+[.J65]+[.L65]+[.N65]+[.P65]+[.R65]+[.T65]+[.V65]+[.X65]+[.Z65])" office:value-type="float" office:value="291" calcext:value-type="float">
            <text:p>291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Veenendaal</text:p>
          </table:table-cell>
          <table:table-cell table:style-name="ce6"/>
          <table:table-cell table:style-name="ce18" office:value-type="float" office:value="1933" calcext:value-type="float">
            <text:p>1933</text:p>
          </table:table-cell>
          <table:table-cell table:style-name="ce24" office:value-type="float" office:value="1885" calcext:value-type="float">
            <text:p>1885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1" calcext:value-type="float">
            <text:p>51</text:p>
          </table:table-cell>
          <table:table-cell table:style-name="ce24"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table:formula="of:=SUM([.C66]+[.E66]+[.G66]+[.I66]+[.K66]+[.M66]+[.O66]+[.Q66]+[.S66]+[.U66]+[.W66]+[.Y66])" office:value-type="float" office:value="2037" calcext:value-type="float">
            <text:p>2037</text:p>
          </table:table-cell>
          <table:table-cell table:style-name="ce24" table:formula="of:=SUM([.D66]+[.F66]+[.H66]+[.J66]+[.L66]+[.N66]+[.P66]+[.R66]+[.T66]+[.V66]+[.X66]+[.Z66])" office:value-type="float" office:value="1993" calcext:value-type="float">
            <text:p>199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63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Veldhuizen</text:p>
          </table:table-cell>
          <table:table-cell table:style-name="ce6"/>
          <table:table-cell table:style-name="ce18" office:value-type="float" office:value="64" calcext:value-type="float">
            <text:p>64</text:p>
          </table:table-cell>
          <table:table-cell table:style-name="ce24" office:value-type="float" office:value="72" calcext:value-type="float">
            <text:p>72</text:p>
          </table:table-cell>
          <table:table-cell table:style-name="ce24" table:number-columns-repeated="12"/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table:number-columns-repeated="8"/>
          <table:table-cell table:style-name="ce24" table:formula="of:=SUM([.C67]+[.E67]+[.G67]+[.I67]+[.K67]+[.M67]+[.O67]+[.Q67]+[.S67]+[.U67]+[.W67]+[.Y67])" office:value-type="float" office:value="190" calcext:value-type="float">
            <text:p>190</text:p>
          </table:table-cell>
          <table:table-cell table:style-name="ce24" table:formula="of:=SUM([.D67]+[.F67]+[.H67]+[.J67]+[.L67]+[.N67]+[.P67]+[.R67]+[.T67]+[.V67]+[.X67]+[.Z67])" office:value-type="float" office:value="180" calcext:value-type="float">
            <text:p>18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6"/>
          <table:table-cell table:style-name="ce18" office:value-type="float" office:value="617" calcext:value-type="float">
            <text:p>617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table:number-columns-repeated="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SUM([.C68]+[.E68]+[.G68]+[.I68]+[.K68]+[.M68]+[.O68]+[.Q68]+[.S68]+[.U68]+[.W68]+[.Y68])" office:value-type="float" office:value="1597" calcext:value-type="float">
            <text:p>1597</text:p>
          </table:table-cell>
          <table:table-cell table:style-name="ce24" table:formula="of:=SUM([.D68]+[.F68]+[.H68]+[.J68]+[.L68]+[.N68]+[.P68]+[.R68]+[.T68]+[.V68]+[.X68]+[.Z68])" office:value-type="float" office:value="1543" calcext:value-type="float">
            <text:p>154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6"/>
          <table:table-cell table:style-name="ce18" office:value-type="float" office:value="222" calcext:value-type="float">
            <text:p>222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6"/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table:number-columns-repeated="8"/>
          <table:table-cell table:style-name="ce24" table:formula="of:=SUM([.C69]+[.E69]+[.G69]+[.I69]+[.K69]+[.M69]+[.O69]+[.Q69]+[.S69]+[.U69]+[.W69]+[.Y69])" office:value-type="float" office:value="646" calcext:value-type="float">
            <text:p>646</text:p>
          </table:table-cell>
          <table:table-cell table:style-name="ce24" table:formula="of:=SUM([.D69]+[.F69]+[.H69]+[.J69]+[.L69]+[.N69]+[.P69]+[.R69]+[.T69]+[.V69]+[.X69]+[.Z69])" office:value-type="float" office:value="625" calcext:value-type="float">
            <text:p>625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Vreeland</text:p>
          </table:table-cell>
          <table:table-cell table:style-name="ce6"/>
          <table:table-cell table:style-name="ce18" office:value-type="float" office:value="274" calcext:value-type="float">
            <text:p>274</text:p>
          </table:table-cell>
          <table:table-cell table:style-name="ce24" office:value-type="float" office:value="327" calcext:value-type="float">
            <text:p>32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3" calcext:value-type="float">
            <text:p>5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table:formula="of:=SUM([.C70]+[.E70]+[.G70]+[.I70]+[.K70]+[.M70]+[.O70]+[.Q70]+[.S70]+[.U70]+[.W70]+[.Y70])" office:value-type="float" office:value="367" calcext:value-type="float">
            <text:p>367</text:p>
          </table:table-cell>
          <table:table-cell table:style-name="ce24" table:formula="of:=SUM([.D70]+[.F70]+[.H70]+[.J70]+[.L70]+[.N70]+[.P70]+[.R70]+[.T70]+[.V70]+[.X70]+[.Z70])" office:value-type="float" office:value="413" calcext:value-type="float">
            <text:p>41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6"/>
          <table:table-cell table:style-name="ce18" office:value-type="float" office:value="404" calcext:value-type="float">
            <text:p>404</text:p>
          </table:table-cell>
          <table:table-cell table:style-name="ce24" office:value-type="float" office:value="429" calcext:value-type="float">
            <text:p>4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table:formula="of:=SUM([.C71]+[.E71]+[.G71]+[.I71]+[.K71]+[.M71]+[.O71]+[.Q71]+[.S71]+[.U71]+[.W71]+[.Y71])" office:value-type="float" office:value="690" calcext:value-type="float">
            <text:p>690</text:p>
          </table:table-cell>
          <table:table-cell table:style-name="ce24" table:formula="of:=SUM([.D71]+[.F71]+[.H71]+[.J71]+[.L71]+[.N71]+[.P71]+[.R71]+[.T71]+[.V71]+[.X71]+[.Z71])" office:value-type="float" office:value="693" calcext:value-type="float">
            <text:p>69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 table:style-name="ce6"/>
          <table:table-cell table:style-name="ce18" office:value-type="float" office:value="165" calcext:value-type="float">
            <text:p>16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table:number-columns-repeated="8"/>
          <table:table-cell table:style-name="ce24" table:formula="of:=SUM([.C72]+[.E72]+[.G72]+[.I72]+[.K72]+[.M72]+[.O72]+[.Q72]+[.S72]+[.U72]+[.W72]+[.Y72])" office:value-type="float" office:value="494" calcext:value-type="float">
            <text:p>494</text:p>
          </table:table-cell>
          <table:table-cell table:style-name="ce24" table:formula="of:=SUM([.D72]+[.F72]+[.H72]+[.J72]+[.L72]+[.N72]+[.P72]+[.R72]+[.T72]+[.V72]+[.X72]+[.Z72])" office:value-type="float" office:value="438" calcext:value-type="float">
            <text:p>438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 table:style-name="ce6"/>
          <table:table-cell table:style-name="ce18" office:value-type="float" office:value="340" calcext:value-type="float">
            <text:p>340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table:number-columns-repeated="4"/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3" calcext:value-type="float">
            <text:p>53</text:p>
          </table:table-cell>
          <table:table-cell table:style-name="ce24" table:number-columns-repeated="6"/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93" calcext:value-type="float">
            <text:p>93</text:p>
          </table:table-cell>
          <table:table-cell table:style-name="ce24" table:number-columns-repeated="8"/>
          <table:table-cell table:style-name="ce24" table:formula="of:=SUM([.C73]+[.E73]+[.G73]+[.I73]+[.K73]+[.M73]+[.O73]+[.Q73]+[.S73]+[.U73]+[.W73]+[.Y73])" office:value-type="float" office:value="483" calcext:value-type="float">
            <text:p>483</text:p>
          </table:table-cell>
          <table:table-cell table:style-name="ce24" table:formula="of:=SUM([.D73]+[.F73]+[.H73]+[.J73]+[.L73]+[.N73]+[.P73]+[.R73]+[.T73]+[.V73]+[.X73]+[.Z73])" office:value-type="float" office:value="476" calcext:value-type="float">
            <text:p>476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Willeskop</text:p>
          </table:table-cell>
          <table:table-cell table:style-name="ce6"/>
          <table:table-cell table:style-name="ce18" office:value-type="float" office:value="203" calcext:value-type="float">
            <text:p>20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table:number-columns-repeated="8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table:number-columns-repeated="8"/>
          <table:table-cell table:style-name="ce24" table:formula="of:=SUM([.C74]+[.E74]+[.G74]+[.I74]+[.K74]+[.M74]+[.O74]+[.Q74]+[.S74]+[.U74]+[.W74]+[.Y74])" office:value-type="float" office:value="423" calcext:value-type="float">
            <text:p>423</text:p>
          </table:table-cell>
          <table:table-cell table:style-name="ce24" table:formula="of:=SUM([.D74]+[.F74]+[.H74]+[.J74]+[.L74]+[.N74]+[.P74]+[.R74]+[.T74]+[.V74]+[.X74]+[.Z74])" office:value-type="float" office:value="363" calcext:value-type="float">
            <text:p>363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Willige Langerak</text:p>
          </table:table-cell>
          <table:table-cell table:style-name="ce6"/>
          <table:table-cell table:style-name="ce18" office:value-type="float" office:value="275" calcext:value-type="float">
            <text:p>275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table:number-columns-repeated="4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6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table:number-columns-repeated="8"/>
          <table:table-cell table:style-name="ce24" table:formula="of:=SUM([.C75]+[.E75]+[.G75]+[.I75]+[.K75]+[.M75]+[.O75]+[.Q75]+[.S75]+[.U75]+[.W75]+[.Y75])" office:value-type="float" office:value="453" calcext:value-type="float">
            <text:p>453</text:p>
          </table:table-cell>
          <table:table-cell table:style-name="ce24" table:formula="of:=SUM([.D75]+[.F75]+[.H75]+[.J75]+[.L75]+[.N75]+[.P75]+[.R75]+[.T75]+[.V75]+[.X75]+[.Z75])" office:value-type="float" office:value="422" calcext:value-type="float">
            <text:p>422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6"/>
          <table:table-cell table:style-name="ce18" office:value-type="float" office:value="511" calcext:value-type="float">
            <text:p>511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table:number-columns-repeated="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547" calcext:value-type="float">
            <text:p>547</text:p>
          </table:table-cell>
          <table:table-cell table:style-name="ce24" table:number-columns-repeated="8"/>
          <table:table-cell table:style-name="ce24" table:formula="of:=SUM([.C76]+[.E76]+[.G76]+[.I76]+[.K76]+[.M76]+[.O76]+[.Q76]+[.S76]+[.U76]+[.W76]+[.Y76])" office:value-type="float" office:value="1100" calcext:value-type="float">
            <text:p>1100</text:p>
          </table:table-cell>
          <table:table-cell table:style-name="ce24" table:formula="of:=SUM([.D76]+[.F76]+[.H76]+[.J76]+[.L76]+[.N76]+[.P76]+[.R76]+[.T76]+[.V76]+[.X76]+[.Z76])" office:value-type="float" office:value="1097" calcext:value-type="float">
            <text:p>1097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Woudenberg</text:p>
          </table:table-cell>
          <table:table-cell table:style-name="ce6"/>
          <table:table-cell table:style-name="ce18" office:value-type="float" office:value="1171" calcext:value-type="float">
            <text:p>1171</text:p>
          </table:table-cell>
          <table:table-cell table:style-name="ce24" office:value-type="float" office:value="1049" calcext:value-type="float">
            <text:p>1049</text:p>
          </table:table-cell>
          <table:table-cell table:style-name="ce24" table:number-columns-repeated="4"/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formula="of:=SUM([.C77]+[.E77]+[.G77]+[.I77]+[.K77]+[.M77]+[.O77]+[.Q77]+[.S77]+[.U77]+[.W77]+[.Y77])" office:value-type="float" office:value="1205" calcext:value-type="float">
            <text:p>1205</text:p>
          </table:table-cell>
          <table:table-cell table:style-name="ce24" table:formula="of:=SUM([.D77]+[.F77]+[.H77]+[.J77]+[.L77]+[.N77]+[.P77]+[.R77]+[.T77]+[.V77]+[.X77]+[.Z77])" office:value-type="float" office:value="1086" calcext:value-type="float">
            <text:p>1086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6"/>
          <table:table-cell table:style-name="ce18" office:value-type="float" office:value="685" calcext:value-type="float">
            <text:p>685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776" calcext:value-type="float">
            <text:p>776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table:formula="of:=SUM([.C78]+[.E78]+[.G78]+[.I78]+[.K78]+[.M78]+[.O78]+[.Q78]+[.S78]+[.U78]+[.W78]+[.Y78])" office:value-type="float" office:value="1452" calcext:value-type="float">
            <text:p>1452</text:p>
          </table:table-cell>
          <table:table-cell table:style-name="ce24" table:formula="of:=SUM([.D78]+[.F78]+[.H78]+[.J78]+[.L78]+[.N78]+[.P78]+[.R78]+[.T78]+[.V78]+[.X78]+[.Z78])" office:value-type="float" office:value="1589" calcext:value-type="float">
            <text:p>1589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IJsselstein</text:p>
          </table:table-cell>
          <table:table-cell table:style-name="ce6"/>
          <table:table-cell table:style-name="ce18" office:value-type="float" office:value="700" calcext:value-type="float">
            <text:p>700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942" calcext:value-type="float">
            <text:p>942</text:p>
          </table:table-cell>
          <table:table-cell table:style-name="ce24" office:value-type="float" office:value="919" calcext:value-type="float">
            <text:p>919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SUM([.C79]+[.E79]+[.G79]+[.I79]+[.K79]+[.M79]+[.O79]+[.Q79]+[.S79]+[.U79]+[.W79]+[.Y79])" office:value-type="float" office:value="1665" calcext:value-type="float">
            <text:p>1665</text:p>
          </table:table-cell>
          <table:table-cell table:style-name="ce24" table:formula="of:=SUM([.D79]+[.F79]+[.H79]+[.J79]+[.L79]+[.N79]+[.P79]+[.R79]+[.T79]+[.V79]+[.X79]+[.Z79])" office:value-type="float" office:value="1621" calcext:value-type="float">
            <text:p>1621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6"/>
          <table:table-cell table:style-name="ce18" office:value-type="float" office:value="329" calcext:value-type="float">
            <text:p>329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table:number-columns-repeated="6"/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table:number-columns-repeated="8"/>
          <table:table-cell table:style-name="ce24" table:formula="of:=SUM([.C80]+[.E80]+[.G80]+[.I80]+[.K80]+[.M80]+[.O80]+[.Q80]+[.S80]+[.U80]+[.W80]+[.Y80])" office:value-type="float" office:value="438" calcext:value-type="float">
            <text:p>438</text:p>
          </table:table-cell>
          <table:table-cell table:style-name="ce24" table:formula="of:=SUM([.D80]+[.F80]+[.H80]+[.J80]+[.L80]+[.N80]+[.P80]+[.R80]+[.T80]+[.V80]+[.X80]+[.Z80])" office:value-type="float" office:value="456" calcext:value-type="float">
            <text:p>456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6"/>
          <table:table-cell table:style-name="ce18" office:value-type="float" office:value="2038" calcext:value-type="float">
            <text:p>2038</text:p>
          </table:table-cell>
          <table:table-cell table:style-name="ce24" office:value-type="float" office:value="2138" calcext:value-type="float">
            <text:p>213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office:value-type="float" office:value="629" calcext:value-type="float">
            <text:p>6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table:formula="of:=SUM([.C81]+[.E81]+[.G81]+[.I81]+[.K81]+[.M81]+[.O81]+[.Q81]+[.S81]+[.U81]+[.W81]+[.Y81])" office:value-type="float" office:value="2808" calcext:value-type="float">
            <text:p>2808</text:p>
          </table:table-cell>
          <table:table-cell table:style-name="ce24" table:formula="of:=SUM([.D81]+[.F81]+[.H81]+[.J81]+[.L81]+[.N81]+[.P81]+[.R81]+[.T81]+[.V81]+[.X81]+[.Z81])" office:value-type="float" office:value="3007" calcext:value-type="float">
            <text:p>3007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6"/>
          <table:table-cell table:style-name="ce18" office:value-type="float" office:value="283" calcext:value-type="float">
            <text:p>283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table:formula="of:=SUM([.C82]+[.E82]+[.G82]+[.I82]+[.K82]+[.M82]+[.O82]+[.Q82]+[.S82]+[.U82]+[.W82]+[.Y82])" office:value-type="float" office:value="453" calcext:value-type="float">
            <text:p>453</text:p>
          </table:table-cell>
          <table:table-cell table:style-name="ce24" table:formula="of:=SUM([.D82]+[.F82]+[.H82]+[.J82]+[.L82]+[.N82]+[.P82]+[.R82]+[.T82]+[.V82]+[.X82]+[.Z82])" office:value-type="float" office:value="405" calcext:value-type="float">
            <text:p>405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number-columns-repeated="990"/>
        </table:table-row>
        <table:table-row table:style-name="ro6">
          <table:table-cell table:style-name="ce9" office:value-type="string" calcext:value-type="string">
            <text:p>Totaal der overige Gemeenten</text:p>
          </table:table-cell>
          <table:table-cell table:style-name="ce6"/>
          <table:table-cell table:style-name="ce18" table:formula="of:=SUM([.C13:.C82])" office:value-type="float" office:value="34705" calcext:value-type="float">
            <text:p>34705</text:p>
          </table:table-cell>
          <table:table-cell table:style-name="ce24" table:formula="of:=SUM([.D13:.D82])" office:value-type="float" office:value="33673" calcext:value-type="float">
            <text:p>33673</text:p>
          </table:table-cell>
          <table:table-cell table:style-name="ce24" table:formula="of:=SUM([.E13:.E82])" office:value-type="float" office:value="41" calcext:value-type="float">
            <text:p>41</text:p>
          </table:table-cell>
          <table:table-cell table:style-name="ce24" table:formula="of:=SUM([.F13:.F82])" office:value-type="float" office:value="79" calcext:value-type="float">
            <text:p>79</text:p>
          </table:table-cell>
          <table:table-cell table:style-name="ce24" table:formula="of:=SUM([.G13:.G82])" office:value-type="float" office:value="28" calcext:value-type="float">
            <text:p>28</text:p>
          </table:table-cell>
          <table:table-cell table:style-name="ce24" table:formula="of:=SUM([.H13:.H82])" office:value-type="float" office:value="34" calcext:value-type="float">
            <text:p>34</text:p>
          </table:table-cell>
          <table:table-cell table:style-name="ce24" table:formula="of:=SUM([.I13:.I82])" office:value-type="float" office:value="1158" calcext:value-type="float">
            <text:p>1158</text:p>
          </table:table-cell>
          <table:table-cell table:style-name="ce24" table:formula="of:=SUM([.J13:.J82])" office:value-type="float" office:value="1168" calcext:value-type="float">
            <text:p>1168</text:p>
          </table:table-cell>
          <table:table-cell table:style-name="ce24" table:formula="of:=SUM([.K13:.K82])" office:value-type="float" office:value="76" calcext:value-type="float">
            <text:p>76</text:p>
          </table:table-cell>
          <table:table-cell table:style-name="ce24" table:formula="of:=SUM([.L13:.L82])" office:value-type="float" office:value="104" calcext:value-type="float">
            <text:p>104</text:p>
          </table:table-cell>
          <table:table-cell table:style-name="ce24" table:formula="of:=SUM([.M13:.M82])" office:value-type="float" office:value="135" calcext:value-type="float">
            <text:p>135</text:p>
          </table:table-cell>
          <table:table-cell table:style-name="ce24" table:formula="of:=SUM([.N13:.N82])" office:value-type="float" office:value="178" calcext:value-type="float">
            <text:p>178</text:p>
          </table:table-cell>
          <table:table-cell table:style-name="ce24" table:formula="of:=SUM([.O13:.O82])" office:value-type="float" office:value="19" calcext:value-type="float">
            <text:p>19</text:p>
          </table:table-cell>
          <table:table-cell table:style-name="ce24" table:formula="of:=SUM([.P13:.P82])" office:value-type="float" office:value="53" calcext:value-type="float">
            <text:p>53</text:p>
          </table:table-cell>
          <table:table-cell table:style-name="ce24" table:formula="of:=SUM([.Q13:.Q82])" office:value-type="float" office:value="19368" calcext:value-type="float">
            <text:p>19368</text:p>
          </table:table-cell>
          <table:table-cell table:style-name="ce24" table:formula="of:=SUM([.R13:.R82])" office:value-type="float" office:value="18823" calcext:value-type="float">
            <text:p>18823</text:p>
          </table:table-cell>
          <table:table-cell table:style-name="ce24" table:formula="of:=SUM([.S13:.S82])" office:value-type="float" office:value="11" calcext:value-type="float">
            <text:p>11</text:p>
          </table:table-cell>
          <table:table-cell table:style-name="ce24" table:formula="of:=SUM([.T13:.T82])" office:value-type="float" office:value="12" calcext:value-type="float">
            <text:p>12</text:p>
          </table:table-cell>
          <table:table-cell table:style-name="ce24" table:formula="of:=SUM([.U13:.U82])" office:value-type="float" office:value="146" calcext:value-type="float">
            <text:p>146</text:p>
          </table:table-cell>
          <table:table-cell table:style-name="ce24" table:formula="of:=SUM([.V13:.V82])" office:value-type="float" office:value="173" calcext:value-type="float">
            <text:p>173</text:p>
          </table:table-cell>
          <table:table-cell table:style-name="ce24" table:formula="of:=SUM([.W13:.W82])" office:value-type="float" office:value="7" calcext:value-type="float">
            <text:p>7</text:p>
          </table:table-cell>
          <table:table-cell table:style-name="ce24" table:formula="of:=SUM([.X13:.X82])" office:value-type="float" office:value="5" calcext:value-type="float">
            <text:p>5</text:p>
          </table:table-cell>
          <table:table-cell table:style-name="ce24" table:formula="of:=SUM([.Y13:.Y82])" office:value-type="float" office:value="148" calcext:value-type="float">
            <text:p>148</text:p>
          </table:table-cell>
          <table:table-cell table:style-name="ce24" table:formula="of:=SUM([.Z13:.Z82])" office:value-type="float" office:value="198" calcext:value-type="float">
            <text:p>198</text:p>
          </table:table-cell>
          <table:table-cell table:style-name="ce24" table:formula="of:=SUM([.C83]+[.E83]+[.G83]+[.I83]+[.K83]+[.M83]+[.O83]+[.Q83]+[.S83]+[.U83]+[.W83]+[.Y83])" office:value-type="float" office:value="55842" calcext:value-type="float">
            <text:p>55842</text:p>
          </table:table-cell>
          <table:table-cell table:style-name="ce24" table:formula="of:=SUM([.D83]+[.F83]+[.H83]+[.J83]+[.L83]+[.N83]+[.P83]+[.R83]+[.T83]+[.V83]+[.X83]+[.Z83])" office:value-type="float" office:value="54500" calcext:value-type="float">
            <text:p>54500</text:p>
          </table:table-cell>
          <table:table-cell table:style-name="ce36" office:value-type="string" calcext:value-type="string">
            <text:p>VT</text:p>
          </table:table-cell>
          <table:table-cell table:style-name="ce42" office:value-type="string" calcext:value-type="string">
            <text:p>1879_7_H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string" calcext:value-type="string">
            <text:p>UT</text:p>
          </table:table-cell>
          <table:table-cell table:style-name="ce50" office:value-type="string" calcext:value-type="string">
            <text:p>35_0171</text:p>
          </table:table-cell>
          <table:table-cell table:style-name="ce28" table:number-columns-repeated="990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 table:style-name="ce6"/>
          <table:table-cell table:style-name="ce19" table:formula="of:=SUM([.C11]+[.C83])" office:value-type="float" office:value="55549" calcext:value-type="float">
            <text:p>55549</text:p>
          </table:table-cell>
          <table:table-cell table:style-name="ce25" table:formula="of:=SUM([.D11]+[.D83])" office:value-type="float" office:value="57691" calcext:value-type="float">
            <text:p>57691</text:p>
          </table:table-cell>
          <table:table-cell table:style-name="ce25" table:formula="of:=SUM([.E11]+[.E83])" office:value-type="float" office:value="287" calcext:value-type="float">
            <text:p>287</text:p>
          </table:table-cell>
          <table:table-cell table:style-name="ce25" table:formula="of:=SUM([.F11]+[.F83])" office:value-type="float" office:value="326" calcext:value-type="float">
            <text:p>326</text:p>
          </table:table-cell>
          <table:table-cell table:style-name="ce25" table:formula="of:=SUM([.G11]+[.G83])" office:value-type="float" office:value="197" calcext:value-type="float">
            <text:p>197</text:p>
          </table:table-cell>
          <table:table-cell table:style-name="ce25" table:formula="of:=SUM([.H11]+[.H83])" office:value-type="float" office:value="223" calcext:value-type="float">
            <text:p>223</text:p>
          </table:table-cell>
          <table:table-cell table:style-name="ce25" table:formula="of:=SUM([.I11]+[.I83])" office:value-type="float" office:value="1356" calcext:value-type="float">
            <text:p>1356</text:p>
          </table:table-cell>
          <table:table-cell table:style-name="ce25" table:formula="of:=SUM([.J11]+[.J83])" office:value-type="float" office:value="1427" calcext:value-type="float">
            <text:p>1427</text:p>
          </table:table-cell>
          <table:table-cell table:style-name="ce25" table:formula="of:=SUM([.K11]+[.K83])" office:value-type="float" office:value="249" calcext:value-type="float">
            <text:p>249</text:p>
          </table:table-cell>
          <table:table-cell table:style-name="ce25" table:formula="of:=SUM([.L11]+[.L83])" office:value-type="float" office:value="321" calcext:value-type="float">
            <text:p>321</text:p>
          </table:table-cell>
          <table:table-cell table:style-name="ce25" table:formula="of:=SUM([.M11]+[.M83])" office:value-type="float" office:value="1079" calcext:value-type="float">
            <text:p>1079</text:p>
          </table:table-cell>
          <table:table-cell table:style-name="ce25" table:formula="of:=SUM([.N11]+[.N83])" office:value-type="float" office:value="1151" calcext:value-type="float">
            <text:p>1151</text:p>
          </table:table-cell>
          <table:table-cell table:style-name="ce25" table:formula="of:=SUM([.O11]+[.O83])" office:value-type="float" office:value="44" calcext:value-type="float">
            <text:p>44</text:p>
          </table:table-cell>
          <table:table-cell table:style-name="ce25" table:formula="of:=SUM([.P11]+[.P83])" office:value-type="float" office:value="80" calcext:value-type="float">
            <text:p>80</text:p>
          </table:table-cell>
          <table:table-cell table:style-name="ce25" table:formula="of:=SUM([.Q11]+[.Q83])" office:value-type="float" office:value="33611" calcext:value-type="float">
            <text:p>33611</text:p>
          </table:table-cell>
          <table:table-cell table:style-name="ce25" table:formula="of:=SUM([.R11]+[.R83])" office:value-type="float" office:value="34554" calcext:value-type="float">
            <text:p>34554</text:p>
          </table:table-cell>
          <table:table-cell table:style-name="ce25" table:formula="of:=SUM([.S11]+[.S83])" office:value-type="float" office:value="649" calcext:value-type="float">
            <text:p>649</text:p>
          </table:table-cell>
          <table:table-cell table:style-name="ce25" table:formula="of:=SUM([.T11]+[.T83])" office:value-type="float" office:value="689" calcext:value-type="float">
            <text:p>689</text:p>
          </table:table-cell>
          <table:table-cell table:style-name="ce25" table:formula="of:=SUM([.U11]+[.U83])" office:value-type="float" office:value="714" calcext:value-type="float">
            <text:p>714</text:p>
          </table:table-cell>
          <table:table-cell table:style-name="ce25" table:formula="of:=SUM([.V11]+[.V83])" office:value-type="float" office:value="740" calcext:value-type="float">
            <text:p>740</text:p>
          </table:table-cell>
          <table:table-cell table:style-name="ce25" table:formula="of:=SUM([.W11]+[.W83])" office:value-type="float" office:value="9" calcext:value-type="float">
            <text:p>9</text:p>
          </table:table-cell>
          <table:table-cell table:style-name="ce25" table:formula="of:=SUM([.X11]+[.X83])" office:value-type="float" office:value="11" calcext:value-type="float">
            <text:p>11</text:p>
          </table:table-cell>
          <table:table-cell table:style-name="ce25" table:formula="of:=SUM([.Y11]+[.Y83])" office:value-type="float" office:value="343" calcext:value-type="float">
            <text:p>343</text:p>
          </table:table-cell>
          <table:table-cell table:style-name="ce25" table:formula="of:=SUM([.Z11]+[.Z83])" office:value-type="float" office:value="379" calcext:value-type="float">
            <text:p>379</text:p>
          </table:table-cell>
          <table:table-cell table:style-name="ce25" table:formula="of:=SUM([.C84]+[.E84]+[.G84]+[.I84]+[.K84]+[.M84]+[.O84]+[.Q84]+[.S84]+[.U84]+[.W84]+[.Y84])" office:value-type="float" office:value="94087" calcext:value-type="float">
            <text:p>94087</text:p>
          </table:table-cell>
          <table:table-cell table:style-name="ce25" table:formula="of:=SUM([.D84]+[.F84]+[.H84]+[.J84]+[.L84]+[.N84]+[.P84]+[.R84]+[.T84]+[.V84]+[.X84]+[.Z84])" office:value-type="float" office:value="97592" calcext:value-type="float">
            <text:p>97592</text:p>
          </table:table-cell>
          <table:table-cell table:style-name="ce37" office:value-type="string" calcext:value-type="string">
            <text:p>VT</text:p>
          </table:table-cell>
          <table:table-cell table:style-name="ce43" office:value-type="string" calcext:value-type="string">
            <text:p>1879_7_H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string" calcext:value-type="string">
            <text:p>UT</text:p>
          </table:table-cell>
          <table:table-cell table:style-name="ce51" office:value-type="string" calcext:value-type="string">
            <text:p>35_0171</text:p>
          </table:table-cell>
          <table:table-cell table:style-name="ce28" table:number-columns-repeated="990"/>
        </table:table-row>
        <table:table-row table:style-name="ro6" table:number-rows-repeated="104849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4:35.85038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43</meta:creation-date>
    <dc:creator>Yamit</dc:creator>
    <dc:date>2004-08-30T14:57:19</dc:date>
    <meta:generator>LibreOffice/4.2.8.2$Linux_X86_64 LibreOffice_project/420m0$Build-2</meta:generator>
    <meta:document-statistic meta:table-count="1" meta:cell-count="1523" meta:object-count="0"/>
  </office:meta>
</office:document-meta>
</file>